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2"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Title3">
      <style:paragraph-properties fo:text-align="center" style:justify-single-word="false"/>
    </style:style>
    <style:style style:name="P4" style:family="paragraph" style:parent-style-name="UrbanBody">
      <style:text-properties style:font-name="Times New Roman1" fo:font-size="12pt" style:font-size-asian="12pt" style:font-size-complex="12pt"/>
    </style:style>
    <style:style style:name="P5" style:family="paragraph" style:parent-style-name="UrbanBody">
      <style:text-properties style:font-name="Times New Roman1" fo:font-size="12pt" fo:font-style="normal" fo:font-weight="normal" style:font-size-asian="12pt" style:font-style-asian="normal" style:font-weight-asian="normal" style:font-size-complex="12pt"/>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1b59b5" style:font-style-asian="normal" style:font-weight-asian="normal"/>
    </style:style>
    <style:style style:name="T6" style:family="text">
      <style:text-properties fo:font-style="normal" style:text-underline-style="solid" style:text-underline-width="auto" style:text-underline-color="font-color" fo:font-weight="normal" style:font-style-asian="normal" style:font-weight-asian="normal"/>
    </style:style>
    <style:style style:name="T7" style:family="text">
      <style:text-properties fo:font-style="normal" fo:font-weight="bold" style:font-style-asian="normal" style:font-weight-asian="bold" style:font-weight-complex="bold"/>
    </style:style>
    <style:style style:name="T8" style:family="text">
      <style:text-properties fo:font-weight="bold" style:font-weight-asian="bold" style:font-weight-complex="bold"/>
    </style:style>
    <style:style style:name="T9" style:family="text">
      <style:text-properties style:use-window-font-color="true" fo:font-style="normal" fo:font-weight="normal" style:font-style-asian="normal" style:font-weight-asian="normal"/>
    </style:style>
    <style:style style:name="T10" style:family="text">
      <style:text-properties style:use-window-font-color="true" style:font-name="Times New Roman1" fo:font-size="12pt" fo:font-style="normal" fo:font-weight="normal" style:font-size-asian="12pt" style:font-style-asian="normal" style:font-weight-asian="normal" style:font-size-complex="12pt"/>
    </style:style>
    <style:style style:name="T11" style:family="text">
      <style:text-properties fo:language="zxx" fo:country="none" fo:font-style="normal" fo:font-weight="normal" style:font-style-asian="normal" style:font-weight-asian="normal"/>
    </style:style>
    <style:style style:name="T12" style:family="text">
      <style:text-properties fo:language="zxx" fo:country="none" fo:font-style="normal" style:font-style-asian="normal"/>
    </style:style>
    <style:style style:name="T13" style:family="text">
      <style:text-properties fo:font-weight="normal" style:font-weight-asian="normal"/>
    </style:style>
    <style:style style:name="T14" style:family="text">
      <style:text-properties fo:font-weight="normal" style:font-weight-asian="normal" style:font-weight-complex="normal"/>
    </style:style>
    <style:style style:name="T15" style:family="text">
      <style:text-properties fo:font-size="11pt" style:font-size-asian="11pt" style:font-size-complex="11pt"/>
    </style:style>
    <style:style style:name="T16" style:family="text">
      <style:text-properties officeooo:rsid="001b59b5"/>
    </style:style>
    <style:style style:name="T17" style:family="text">
      <style:text-properties style:font-name="Times New Roman" fo:font-size="12pt" fo:font-style="normal" style:text-underline-style="none" fo:font-weight="normal" officeooo:rsid="001b59b5" style:font-size-asian="10.5pt" style:font-style-asian="normal" style:font-weight-asian="normal"/>
    </style:style>
    <style:style style:name="T18"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fo:color="#000000" style:text-outline="false" style:text-line-through-style="none" style:text-line-through-type="none" style:text-position="0% 100%" style:font-name="DejaVu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1" style:family="text">
      <style:text-properties fo:color="#000000"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2" style:family="text">
      <style:text-properties style:use-window-font-color="true"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text-line-through-type="none" style:text-position="0% 100%" style:font-name="DejaVu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ge" fo:background-color="transparent" draw:fill="none" draw:fill-color="#ffffff" fo:padding="0cm" fo:border="none" style:shadow="none" draw:shadow-opacity="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UrbanTitle3"><draw:frame draw:style-name="fr1" draw:name="Cadre2" text:anchor-type="as-char" svg:width="7.128cm" draw:z-index="0"><draw:text-box fo:min-height="5.226cm"><text:p text:style-name="P2"><office:annotation><dc:creator>Gauthier Bastien</dc:creator><dc:date>2011-01-13T14:56:41</dc:date><text:p text:style-name="P6">do text</text:p><text:p text:style-name="P6">from document(at=header, format='odt')</text:p></office:annotation><text:span text:style-name="T4">Import depuis header.odt</text:span></text:p></draw:text-box></draw:frame></text:p>
      <text:p text:style-name="UrbanTitle3"/>
      <text:p text:style-name="UrbanTitle3"/>
      <text:p text:style-name="UrbanTitle">Rapport du Collège</text:p>
      <text:p text:style-name="UrbanTitle3"/>
      <text:p text:style-name="P3">AMÉNAGEMENT DU TERRITOIRE ET URBANISME</text:p>
      <text:p text:style-name="P3">PERMIS D'URBANISME</text:p>
      <text:p text:style-name="P3">Décret du 27 novembre 1997 précisant les dispositions</text:p>
      <text:p text:style-name="P3">du Nouveau Code Wallon</text:p>
      <text:p text:style-name="UrbanTitle3"/>
      <text:p text:style-name="P4"/>
      <text:p text:style-name="UrbanBody"/>
      <text:p text:style-name="UrbanBody"><office:annotation><dc:creator>Gauthier Bastien</dc:creator><dc:date>2011-02-16T16:12:24</dc:date><text:p text:style-name="P6">do text if len(self.getApplicants()) &gt; 1</text:p></office:annotation><text:span text:style-name="T8">Demandeurs :</text:span> <text:text-input text:description="Demandeurs">self.getApplicantsSignaletic()</text:text-input></text:p>
      <text:p text:style-name="UrbanBody"><office:annotation><dc:creator>Gauthier Bastien</dc:creator><dc:date>2011-02-16T16:13:21</dc:date><text:p text:style-name="P6">do text if not len(self.getApplicants()) &gt; 1</text:p></office:annotation><text:span text:style-name="T8">Demandeur :</text:span> <text:text-input text:description="Demandeurs">self.getApplicantsSignaletic()</text:text-input></text:p>
      <text:p text:style-name="UrbanBody"><text:span text:style-name="T8">Objet :</text:span> <text:text-input text:description="Objet des travaux">self.getLicenceSubject()</text:text-input></text:p>
      <text:p text:style-name="UrbanBody"><text:span text:style-name="T8">Situation :</text:span> <text:text-input text:description="Situation des travaux">self.getWorkLocationSignaletic()</text:text-input></text:p>
      <text:p text:style-name="UrbanBody"/>
      <text:p text:style-name="UrbanBody"/>
      <text:p text:style-name="UrbanBody">Le Collège communal,</text:p>
      <text:p text:style-name="UrbanBody"/>
      <text:p text:style-name="UrbanBody"/>
      <text:p text:style-name="UrbanBody"><text:span text:style-name="T3">Vu la demande de permis d’urbanisme introduite par </text:span><text:span text:style-name="T12">Monsieur </text:span><text:span text:style-name="T12"><text:text-input text:description="Demandeurs">self.getApplicantsSignaletic(withaddress=True)</text:text-input></text:span><text:span text:style-name="T11"><text:s/></text:span><text:span text:style-name="T3">relative à un bien sis </text:span><text:span text:style-name="T13">: </text:span><text:span text:style-name="T11"><text:text-input text:description="Situation des travaux">self.getWorkLocationSignaletic()</text:text-input></text:span><text:s/><text:span text:style-name="T3">- bien cadastré section</text:span><text:span text:style-name="T11"> </text:span><text:span text:style-name="T11"><text:text-input text:description="Bien-Parcelles">licence_view.get_parcels()</text:text-input></text:span></text:p>
      <text:p text:style-name="UrbanBody"><text:span text:style-name="T3">et tendant à réaliser les travaux suivants : </text:span><text:span text:style-name="T3"><text:text-input text:description="Objet des travaux">self.getLicenceSubject()</text:text-input></text:span><text:span text:style-name="T1">;</text:span></text:p>
      <text:p text:style-name="UrbanBody"/>
      <text:p text:style-name="UrbanBody"><text:span text:style-name="T3">Attendu que le récépissé de réception de cette demande porte la date du </text:span><text:span text:style-name="T11"><text:s/></text:span><text:span text:style-name="T11"><text:text-input text:description="Date du récépissé">tool.formatDate(self.getLastDeposit().getEventDate())</text:text-input></text:span><text:span text:style-name="T11"><text:s/></text:span><text:span text:style-name="T3">;</text:span></text:p>
      <text:p text:style-name="UrbanBody"><text:span text:style-name="T3">Attendu que l’accusé de réception de cette demande porte la date du </text:span><text:span text:style-name="T11"><text:text-input text:description="Date du récépissé">tool.formatDate(self.getLastAcknowledgment().getEventDate())</text:text-input></text:span><text:span text:style-name="T11"><text:s/></text:span><text:span text:style-name="T3">;</text:span></text:p>
      <text:p text:style-name="UrbanBody"/>
      <text:p text:style-name="UrbanBody">Vu le Code Wallon de l’Aménagement du Territoire, de l’Urbanisme, du Patrimoine et de l’Energie, en vigueur ;</text:p>
      <text:p text:style-name="UrbanBody"/>
      <text:p text:style-name="UrbanBody">Vu l’article LI 123-23 du Code de la Démocratie locale et de la Décentralisation ;</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UrbanBody"/>
      <text:p text:style-name="UrbanBody"><text:soft-page-break/></text:p>
      <text:p text:style-name="UrbanBody">Vu le schéma communal de structure approuvé par le Conseil Communal de La Louvière en séance du 18 octobre 2004 qui situe ce bien en <text:span text:style-name="T10"><text:text-input text:description="Bien-Parcelles">self.SDC</text:text-input></text:span><text:span text:style-name="T10"><text:s/></text:span><text:span text:style-name="T3">;</text:span></text:p>
      <text:p text:style-name="UrbanBody"/>
      <text:p text:style-name="UrbanBody">Considérant qu’au plan de secteur de La Louvière-Soignies, approuvé par arrêté de l’Exécutif Régional Wallon du 09.07.1987, Moniteur Belge du 05 juillet 1989, le projet se situe en</text:p>
      <text:p text:style-name="UrbanBody"><text:span text:style-name="T3"><text:text-input text:description="Bien-Parcelles">self.folderZone</text:text-input></text:span><text:span text:style-name="T3"><text:s/>;</text:span></text:p>
      <text:p text:style-name="UrbanBody"/>
      <text:p text:style-name="UrbanBody"><text:span text:style-name="T3">Considérant que selon le </text:span><text:span text:style-name="T17">guide</text:span><text:span text:style-name="T3"> communal d’urbanisme précité, le projet se situe en </text:span><text:span text:style-name="T10"><text:text-input text:description="Bien-Parcelles">licence.township_guide</text:text-input></text:span><text:span text:style-name="T10"><text:s/></text:span><text:span text:style-name="T3">;</text:span></text:p>
      <text:p text:style-name="UrbanBody"/>
      <text:p text:style-name="UrbanBody"><text:span text:style-name="T15"><office:annotation><dc:creator>sde </dc:creator><dc:date>2011-08-05T08:21:16</dc:date><text:p text:style-name="P6">do text if not <text:s/>self.getIsInPCA()</text:p></office:annotation></text:span>Attendu qu'il n'existe pas, pour le territoire où se trouve situé le bien, de plan communal d’aménagement ;</text:p>
      <text:p text:style-name="UrbanBody"><text:span text:style-name="T15"><office:annotation><dc:creator>sde </dc:creator><dc:date>2011-08-05T08:21:16</dc:date><text:p text:style-name="P6">do text if self.getIsInPCA()</text:p></office:annotation></text:span>Attendu qu'il existe, pour le territoire où se trouve situé le bien, un plan communal d’aménagement ;</text:p>
      <text:p text:style-name="UrbanBody"/>
      <text:p text:style-name="UrbanBody"><text:span text:style-name="T15"><office:annotation><dc:creator>sde </dc:creator><dc:date>2011-08-04T10:39:07</dc:date><text:p text:style-name="P6">do text if not self.getIsInSubdivision()</text:p></office:annotation></text:span>Attendu qu'il n'existe pas pour le territoire où se trouve situé le bien, de lotissement dûment autorisé par le Collège Communal ; </text:p>
      <text:p text:style-name="UrbanBody"><text:span text:style-name="T15"><office:annotation><dc:creator>sde </dc:creator><dc:date>2011-08-04T10:39:07</dc:date><text:p text:style-name="P6">do text if self.getIsInSubdivision()</text:p></office:annotation></text:span>Attendu qu'il existe pour le territoire où se trouve situé le bien, un lotissement dûment autorisé par le Collège Communal de réfèrence :</text:p>
      <text:p text:style-name="UrbanBody"><text:span text:style-name="T14"><office:annotation><dc:creator>sde </dc:creator><dc:date>2011-11-16T09:04:32</dc:date><text:p text:style-name="P6">do text</text:p><text:p text:style-name="P6">from xhtml(self.getSubdivisionDetails())</text:p></office:annotation></text:span><text:s/></text:p>
      <text:p text:style-name="UrbanBody"/>
      <text:p text:style-name="UrbanBody">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UrbanBody"/>
      <text:p text:style-name="UrbanBody">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UrbanBody"/>
      <text:p text:style-name="UrbanBody">[TEXTE LIBRE]</text:p>
      <text:p text:style-name="UrbanBody"/>
      <text:p text:style-name="P4"><text:span text:style-name="T6">DECIDE</text:span><text:span text:style-name="T3"> :</text:span></text:p>
      <text:p text:style-name="P4"/>
      <text:p text:style-name="P4"><text:span text:style-name="T6"><office:annotation><dc:creator>sde </dc:creator><dc:date>2011-09-07T10:49:05</dc:date><text:p text:style-name="P6">do text if '330-2' in self.getInvestigationArticles()</text:p></office:annotation></text:span><text:span text:style-name="T6">Article unique</text:span><text:span text:style-name="T3"> : d'émettre un AVIS <text:s/></text:span><text:span text:style-name="T7"><text:text-input text:description="Décision">event.decision.upper()</text:text-input></text:span><text:span text:style-name="T3"><text:s/>sur le projet de </text:span><text:span text:style-name="T11"><text:text-input text:description="Demandeurs">self.getApplicantsSignaletic()</text:text-input></text:span><text:span text:style-name="T11"><text:s/></text:span><text:span text:style-name="T3"><text:s/>et de solliciter l’avis</text:span><text:span text:style-name="T9"> </text:span><text:span text:style-name="T3">du Fonctionnaire délégué du S.P.W. – DGO4 – Direction de Charleroi.</text:span></text:p>
      <text:p text:style-name="P4"><text:span text:style-name="T6"><office:annotation><dc:creator>sde </dc:creator><dc:date>2011-09-07T10:49:05</dc:date><text:p text:style-name="P6">do text if '330-2' not in self.getInvestigationArticles()</text:p></office:annotation></text:span><text:span text:style-name="T6">Article unique</text:span><text:span text:style-name="T3"> : d'émettre un AVIS <text:s/></text:span><text:span text:style-name="T7"><text:text-input text:description="Décision">event.decision.upper()</text:text-input></text:span><text:span text:style-name="T3"><text:s/>sur le projet de </text:span><text:span text:style-name="T11"><text:text-input text:description="Demandeurs">self.getApplicantsSignaletic()</text:text-input></text:span><text:span text:style-name="T11"><text:s/></text:span><text:span text:style-name="T3">et de solliciter la décision</text:span><text:span text:style-name="T9"> </text:span><text:span text:style-name="T3">du Fonctionnaire délégué du S.P.W. – DGO4 – Direction de Charleroi.</text:span></text:p>
      <text:p text:style-name="P5"/>
      <text:p text:style-name="UrbanBody"><office:annotation><dc:date>2009-07-28T00:00:00</dc:date><text:p>do text</text:p><text:p>from xhtml(urbanEventObj.getDecisionText())</text:p></office:annotation>Texte avi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2"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11-15T14:03:58.305790919</dc:date>
    <dc:language>fr-FR</dc:language>
    <meta:editing-cycles>73</meta:editing-cycles>
    <meta:editing-duration>P1DT9H35M38S</meta:editing-duration>
    <meta:document-statistic meta:table-count="0" meta:image-count="0" meta:object-count="0" meta:page-count="2" meta:paragraph-count="36" meta:word-count="566" meta:character-count="3694" meta:non-whitespace-character-count="3187"/>
    <meta:user-defined meta:name="Info 1"/>
    <meta:user-defined meta:name="Info 2"/>
    <meta:user-defined meta:name="Info 3"/>
    <meta:user-defined meta:name="Info 4"/>
  </office:meta>
</office:document-meta>
</file>